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0d4e93" officeooo:paragraph-rsid="000d4e93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22 task:</text:p>
      <text:p text:style-name="P1"/>
      <text:p text:style-name="P1">DOM and Events to set up:</text:p>
      <text:p text:style-name="P1"/>
      <text:p text:style-name="P1">1.) Click - show and hide menus</text:p>
      <text:p text:style-name="P1"><text:s text:c="5"/>- Create a button "See Food Menu"/ "See Drink Menu"</text:p>
      <text:p text:style-name="P1"><text:s text:c="5"/>- Challenge: .innerText so that the button text changes</text:p>
      <text:p text:style-name="P1"/>
      <text:p text:style-name="P1">2.) Mouse over and out - highlight to the user which link they are currently on</text:p>
      <text:p text:style-name="P1"><text:s text:c="6"/>- will need to change text and background color as minimum</text:p>
      <text:p text:style-name="P1"/>
      <text:p text:style-name="P1">3.) Mouse enter and leave - current openings (work for us)</text:p>
      <text:p text:style-name="P1"><text:s text:c="6"/>text will become larger when entered and return left </text:p>
      <text:p text:style-name="P1"/>
      <text:p text:style-name="P1">//Code on all sheets will need to be altered!</text:p>
      <text:p text:style-name="P1">4.) Create a Basic form, the text inputs will change background color and </text:p>
      <text:p text:style-name="P1"><text:s text:c="6"/>text color when keypress event activated - make the form relevant to</text:p>
      <text:p text:style-name="P1"><text:s text:c="6"/>the site.</text:p>
      <text:p text:style-name="P1"/>
      <text:p text:style-name="P1"/>
      <text:p text:style-name="P1"><text:s/>Think about what we want to target and how we want to achieve this, </text:p>
      <text:p text:style-name="P1"><text:s text:c="2"/>you may need to combine multiple methods we have learnt in JS to</text:p>
      <text:p text:style-name="P1"><text:s text:c="2"/>accomplish the end resul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36:18.974000000</meta:creation-date>
    <dc:date>2024-01-23T18:37:10.986000000</dc:date>
    <meta:editing-duration>PT52S</meta:editing-duration>
    <meta:editing-cycles>1</meta:editing-cycles>
    <meta:document-statistic meta:table-count="0" meta:image-count="0" meta:object-count="0" meta:page-count="1" meta:paragraph-count="16" meta:word-count="149" meta:character-count="815" meta:non-whitespace-character-count="640"/>
    <meta:generator>LibreOffice/7.6.4.1$Windows_X86_64 LibreOffice_project/e19e193f88cd6c0525a17fb7a176ed8e6a3e2aa1</meta:generator>
  </office:meta>
</office:document-meta>
</file>